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style-name="ce1" table:number-columns-repeated="3"/>
          <table:table-cell table:style-name="ce3" office:value-type="string" calcext:value-type="string" table:number-columns-spanned="2" table:number-rows-spanned="1">
            <text:p>Tanggal</text:p>
          </table:table-cell>
          <table:covered-table-cell table:style-name="ce1"/>
          <table:table-cell table:style-name="ce3" office:value-type="string" calcext:value-type="string">
            <text:p>Lama</text:p>
          </table:table-cell>
          <table:table-cell table:style-name="ce3" office:value-type="string" calcext:value-type="string" table:number-columns-spanned="3" table:number-rows-spanned="1">
            <text:p>Biaya</text:p>
          </table:table-cell>
          <table:covered-table-cell table:number-columns-repeated="2" table:style-name="ce1"/>
          <table:table-cell table:style-name="ce5" office:value-type="string" calcext:value-type="string" table:number-columns-spanned="1" table:number-rows-spanned="2">
            <text:p>Total Bayar</text:p>
          </table:table-cell>
        </table:table-row>
        <table:table-row table:style-name="ro1">
          <table:table-cell table:style-name="ce1" office:value-type="string" calcext:value-type="string">
            <text:p>Nama Pasien</text:p>
          </table:table-cell>
          <table:table-cell table:style-name="ce1" office:value-type="string" calcext:value-type="string">
            <text:p>Kelas</text:p>
          </table:table-cell>
          <table:table-cell table:style-name="ce1" office:value-type="string" calcext:value-type="string">
            <text:p>Penanganan</text:p>
          </table:table-cell>
          <table:table-cell table:style-name="ce1" office:value-type="string" calcext:value-type="string">
            <text:p>Masuk</text:p>
          </table:table-cell>
          <table:table-cell table:style-name="ce1" office:value-type="string" calcext:value-type="string">
            <text:p>Keluar</text:p>
          </table:table-cell>
          <table:table-cell table:style-name="ce3" office:value-type="string" calcext:value-type="string">
            <text:p>Inap</text:p>
          </table:table-cell>
          <table:table-cell table:style-name="ce1" office:value-type="string" calcext:value-type="string">
            <text:p>Inap</text:p>
          </table:table-cell>
          <table:table-cell table:style-name="ce1" office:value-type="string" calcext:value-type="string">
            <text:p>Layanan</text:p>
          </table:table-cell>
          <table:table-cell table:style-name="ce1" office:value-type="string" calcext:value-type="string">
            <text:p>Persiapan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Rahayu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okter</text:p>
          </table:table-cell>
          <table:table-cell table:style-name="ce4" office:value-type="date" office:date-value="2013-01-11" calcext:value-type="date">
            <text:p>01/11/13</text:p>
          </table:table-cell>
          <table:table-cell table:style-name="ce4" office:value-type="date" office:date-value="2013-01-14" calcext:value-type="date">
            <text:p>01/14/13</text:p>
          </table:table-cell>
          <table:table-cell table:style-name="ce6" table:formula="of:=[.E6]-[.D6]" office:value-type="float" office:value="3" calcext:value-type="float">
            <text:p>3</text:p>
          </table:table-cell>
          <table:table-cell table:style-name="ce1" table:formula="of:=VLOOKUP([.B6];biaya;2)" office:value-type="float" office:value="500000" calcext:value-type="float">
            <text:p>500000</text:p>
          </table:table-cell>
          <table:table-cell table:style-name="ce8" table:formula="of:=VLOOKUP([.B6];biaya;3)" office:value-type="float" office:value="100000" calcext:value-type="float">
            <text:p>100000</text:p>
          </table:table-cell>
          <table:table-cell table:style-name="ce1" table:formula="of:=IF([.C6]=&quot;Dokter&quot;;[.F21];[.F22])" office:value-type="float" office:value="1000000" calcext:value-type="float">
            <text:p>1000000</text:p>
          </table:table-cell>
          <table:table-cell table:style-name="ce1" table:formula="of:=[.F6]*([.G6]+[.H6])+[.I6]" office:value-type="float" office:value="2800000" calcext:value-type="float">
            <text:p>2800000</text:p>
          </table:table-cell>
        </table:table-row>
        <table:table-row table:style-name="ro1">
          <table:table-cell table:style-name="ce1" office:value-type="string" calcext:value-type="string">
            <text:p>Santi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okter</text:p>
          </table:table-cell>
          <table:table-cell table:style-name="ce4" office:value-type="date" office:date-value="2013-01-11" calcext:value-type="date">
            <text:p>01/11/13</text:p>
          </table:table-cell>
          <table:table-cell table:style-name="ce4" office:value-type="date" office:date-value="2013-01-14" calcext:value-type="date">
            <text:p>01/14/13</text:p>
          </table:table-cell>
          <table:table-cell table:style-name="ce6" table:formula="of:=[.E7]-[.D7]" office:value-type="float" office:value="3" calcext:value-type="float">
            <text:p>3</text:p>
          </table:table-cell>
          <table:table-cell table:style-name="ce1" table:formula="of:=VLOOKUP([.B7];biaya;2)" office:value-type="float" office:value="100000" calcext:value-type="float">
            <text:p>100000</text:p>
          </table:table-cell>
          <table:table-cell table:style-name="ce8" table:formula="of:=VLOOKUP([.B7];biaya;3)" office:value-type="float" office:value="50000" calcext:value-type="float">
            <text:p>50000</text:p>
          </table:table-cell>
          <table:table-cell table:style-name="ce1" table:formula="of:=IF([.C7]=&quot;Dokter&quot;;[.F21];[.F22])" office:value-type="float" office:value="1000000" calcext:value-type="float">
            <text:p>1000000</text:p>
          </table:table-cell>
          <table:table-cell table:style-name="ce1" table:formula="of:=[.F7]*([.G7]+[.H7])+[.I7]" office:value-type="float" office:value="1450000" calcext:value-type="float">
            <text:p>1450000</text:p>
          </table:table-cell>
        </table:table-row>
        <table:table-row table:style-name="ro1">
          <table:table-cell table:style-name="ce1" office:value-type="string" calcext:value-type="string">
            <text:p>Putri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idan</text:p>
          </table:table-cell>
          <table:table-cell table:style-name="ce4" office:value-type="date" office:date-value="2013-01-11" calcext:value-type="date">
            <text:p>01/11/13</text:p>
          </table:table-cell>
          <table:table-cell table:style-name="ce4" office:value-type="date" office:date-value="2013-01-14" calcext:value-type="date">
            <text:p>01/14/13</text:p>
          </table:table-cell>
          <table:table-cell table:style-name="ce6" table:formula="of:=[.E8]-[.D8]" office:value-type="float" office:value="3" calcext:value-type="float">
            <text:p>3</text:p>
          </table:table-cell>
          <table:table-cell table:style-name="ce1" table:formula="of:=VLOOKUP([.B8];biaya;2)" office:value-type="float" office:value="600000" calcext:value-type="float">
            <text:p>600000</text:p>
          </table:table-cell>
          <table:table-cell table:style-name="ce8" table:formula="of:=VLOOKUP([.B8];biaya;3)" office:value-type="float" office:value="70000" calcext:value-type="float">
            <text:p>70000</text:p>
          </table:table-cell>
          <table:table-cell table:style-name="ce1" table:formula="of:=IF([.C8]=&quot;Dokter&quot;;[.F21];[.F22])" office:value-type="float" office:value="750000" calcext:value-type="float">
            <text:p>750000</text:p>
          </table:table-cell>
          <table:table-cell table:style-name="ce1" table:formula="of:=[.F8]*([.G8]+[.H8])+[.I8]" office:value-type="float" office:value="2760000" calcext:value-type="float">
            <text:p>2760000</text:p>
          </table:table-cell>
        </table:table-row>
        <table:table-row table:style-name="ro1">
          <table:table-cell table:style-name="ce1" office:value-type="string" calcext:value-type="string">
            <text:p>Ek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idan</text:p>
          </table:table-cell>
          <table:table-cell table:style-name="ce4" office:value-type="date" office:date-value="2013-01-11" calcext:value-type="date">
            <text:p>01/11/13</text:p>
          </table:table-cell>
          <table:table-cell table:style-name="ce4" office:value-type="date" office:date-value="2013-01-14" calcext:value-type="date">
            <text:p>01/14/13</text:p>
          </table:table-cell>
          <table:table-cell table:style-name="ce6" table:formula="of:=[.E9]-[.D9]" office:value-type="float" office:value="3" calcext:value-type="float">
            <text:p>3</text:p>
          </table:table-cell>
          <table:table-cell table:style-name="ce1" table:formula="of:=VLOOKUP([.B9];biaya;2)" office:value-type="float" office:value="500000" calcext:value-type="float">
            <text:p>500000</text:p>
          </table:table-cell>
          <table:table-cell table:style-name="ce8" table:formula="of:=VLOOKUP([.B9];biaya;3)" office:value-type="float" office:value="100000" calcext:value-type="float">
            <text:p>100000</text:p>
          </table:table-cell>
          <table:table-cell table:style-name="ce1" table:formula="of:=IF([.C9]=&quot;Dokter&quot;;[.F21];[.F22])" office:value-type="float" office:value="750000" calcext:value-type="float">
            <text:p>750000</text:p>
          </table:table-cell>
          <table:table-cell table:style-name="ce1" table:formula="of:=[.F9]*([.G9]+[.H9])+[.I9]" office:value-type="float" office:value="2550000" calcext:value-type="float">
            <text:p>2550000</text:p>
          </table:table-cell>
        </table:table-row>
        <table:table-row table:style-name="ro1">
          <table:table-cell table:style-name="ce1" office:value-type="string" calcext:value-type="string">
            <text:p>Ich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idan</text:p>
          </table:table-cell>
          <table:table-cell table:style-name="ce4" office:value-type="date" office:date-value="2013-01-11" calcext:value-type="date">
            <text:p>01/11/13</text:p>
          </table:table-cell>
          <table:table-cell table:style-name="ce4" office:value-type="date" office:date-value="2013-01-14" calcext:value-type="date">
            <text:p>01/14/13</text:p>
          </table:table-cell>
          <table:table-cell table:style-name="ce6" table:formula="of:=[.E10]-[.D10]" office:value-type="float" office:value="3" calcext:value-type="float">
            <text:p>3</text:p>
          </table:table-cell>
          <table:table-cell table:style-name="ce1" table:formula="of:=VLOOKUP([.B10];biaya;2)" office:value-type="float" office:value="600000" calcext:value-type="float">
            <text:p>600000</text:p>
          </table:table-cell>
          <table:table-cell table:style-name="ce8" table:formula="of:=VLOOKUP([.B10];biaya;3)" office:value-type="float" office:value="70000" calcext:value-type="float">
            <text:p>70000</text:p>
          </table:table-cell>
          <table:table-cell table:style-name="ce1" table:formula="of:=IF([.C10]=&quot;I7Dokter&quot;;[.F21];[.F22])" office:value-type="float" office:value="750000" calcext:value-type="float">
            <text:p>750000</text:p>
          </table:table-cell>
          <table:table-cell table:style-name="ce1" table:formula="of:=[.F10]*([.G10]+[.H10])+[.I10]" office:value-type="float" office:value="2760000" calcext:value-type="float">
            <text:p>27600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3" table:number-rows-spanned="1">
            <text:p>Biaya Perhari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 office:value-type="string" calcext:value-type="string">
            <text:p>Total Bayar :</text:p>
          </table:table-cell>
          <table:table-cell table:number-columns-repeated="3"/>
          <table:table-cell table:style-name="ce3" office:value-type="string" calcext:value-type="string">
            <text:p>Biaya</text:p>
          </table:table-cell>
          <table:table-cell table:style-name="ce3" office:value-type="string" calcext:value-type="string">
            <text:p>Inap</text:p>
          </table:table-cell>
          <table:table-cell table:style-name="ce3" office:value-type="string" calcext:value-type="string">
            <text:p>Lay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iaya Terendah</text:p>
          </table:table-cell>
          <table:table-cell table:formula="of:=MIN([.J6:.J10])" office:value-type="float" office:value="1450000" calcext:value-type="float">
            <text:p>1450000</text:p>
          </table:table-cell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1"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A</text:p>
          </table:table-cell>
          <table:table-cell table:formula="of:=COUNTIF([.B6:.B10];&quot;A&quot;)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B</text:p>
          </table:table-cell>
          <table:table-cell table:style-name="ce7" office:value-type="float" office:value="600000" calcext:value-type="float">
            <text:p>600000</text:p>
          </table:table-cell>
          <table:table-cell table:style-name="ce1" office:value-type="float" office:value="70000" calcext:value-type="float">
            <text:p>7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B</text:p>
          </table:table-cell>
          <table:table-cell table:style-name="ce2" table:formula="of:=COUNTIF([.B6:.B10];&quot;B&quot;)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Kelas C</text:p>
          </table:table-cell>
          <table:table-cell table:style-name="ce2" table:formula="of:=COUNTIF([.B6:.B10];&quot;C&quot;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2" table:number-rows-spanned="1">
            <text:p>Biaya Persalinan</text:p>
          </table:table-cell>
          <table:covered-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Dokter</text:p>
          </table:table-cell>
          <table:table-cell table:style-name="ce1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Bidan</text:p>
          </table:table-cell>
          <table:table-cell table:style-name="ce1" office:value-type="float" office:value="750000" calcext:value-type="float">
            <text:p>750000</text:p>
          </table:table-cell>
          <table:table-cell table:number-columns-repeated="4"/>
        </table:table-row>
      </table:table>
      <table:named-expressions>
        <table:named-range table:name="biaya" table:base-cell-address="$Sheet1.$E$15" table:cell-range-address="$Sheet1.$E$15:.$G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09:25:29.874803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09:49:44.230748740</meta:creation-date>
    <dc:date>2016-12-17T10:24:50.694639753</dc:date>
    <meta:editing-duration>PT9M12S</meta:editing-duration>
    <meta:editing-cycles>2</meta:editing-cycles>
    <meta:generator>LibreOffice/5.1.4.2$Linux_X86_64 LibreOffice_project/10m0$Build-2</meta:generator>
    <meta:document-statistic meta:table-count="1" meta:cell-count="90" meta:object-count="0"/>
  </office:meta>
</office:document-meta>
</file>